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0ab9ba" fo:background-color="#1f1f1f"/>
    </style:style>
    <style:style style:name="P2" style:family="paragraph" style:parent-style-name="Standard">
      <style:text-properties fo:color="#cccccc" loext:opacity="100%" style:font-name="Droid Sans Mono" fo:font-size="10.5pt" fo:font-weight="normal" officeooo:rsid="001329f4" officeooo:paragraph-rsid="000ab9ba" fo:background-color="#1f1f1f" style:font-size-asian="10.5pt" style:font-size-complex="12pt"/>
    </style:style>
    <style:style style:name="P3" style:family="paragraph" style:parent-style-name="Standard">
      <style:text-properties fo:color="#cccccc" loext:opacity="100%" style:font-name="Droid Sans Mono" fo:font-size="10.5pt" fo:font-weight="normal" officeooo:rsid="00142c54" officeooo:paragraph-rsid="000ab9ba" fo:background-color="#1f1f1f" style:font-size-asian="10.5pt" style:font-size-complex="12pt"/>
    </style:style>
    <style:style style:name="P4" style:family="paragraph" style:parent-style-name="Standard">
      <style:text-properties fo:color="#cccccc" loext:opacity="100%" style:font-name="Droid Sans Mono" fo:font-size="10.5pt" fo:font-weight="normal" officeooo:rsid="001505f2" officeooo:paragraph-rsid="000ab9ba" fo:background-color="#1f1f1f" style:font-size-asian="10.5pt" style:font-size-complex="12pt"/>
    </style:style>
    <style:style style:name="P5" style:family="paragraph" style:parent-style-name="Standard">
      <style:text-properties fo:color="#cccccc" loext:opacity="100%" style:font-name="Droid Sans Mono" fo:font-size="10.5pt" fo:font-weight="normal" officeooo:rsid="001315a3" officeooo:paragraph-rsid="000ab9ba" fo:background-color="transparent" style:font-size-asian="10.5pt" style:font-size-complex="12pt"/>
    </style:style>
    <style:style style:name="P6" style:family="paragraph" style:parent-style-name="Standard">
      <style:paragraph-properties style:line-height-at-least="0.198in"/>
      <style:text-properties fo:color="#cccccc" loext:opacity="100%" style:font-name="Droid Sans Mono" fo:font-size="10.5pt" fo:font-weight="normal" officeooo:paragraph-rsid="000ab9ba" fo:background-color="transparent"/>
    </style:style>
    <style:style style:name="P7" style:family="paragraph" style:parent-style-name="Standard">
      <style:text-properties style:font-name="Liberation Serif" fo:font-size="18pt" officeooo:rsid="000eed6d" officeooo:paragraph-rsid="000ab9ba" fo:background-color="transparent" style:font-size-asian="15.75pt" style:font-size-complex="18pt"/>
    </style:style>
    <style:style style:name="P8" style:family="paragraph" style:parent-style-name="Standard">
      <style:text-properties style:font-name="Liberation Serif" fo:font-size="12pt" officeooo:rsid="000eed6d" officeooo:paragraph-rsid="000ab9ba" fo:background-color="transparent" style:font-size-asian="10.5pt" style:font-size-complex="12pt"/>
    </style:style>
    <style:style style:name="P9" style:family="paragraph" style:parent-style-name="Standard" style:list-style-name="L1">
      <style:text-properties style:font-name="Liberation Serif" fo:font-size="12pt" officeooo:rsid="001315a3" officeooo:paragraph-rsid="000ab9ba" fo:background-color="transparent" style:font-size-asian="10.5pt" style:font-size-complex="12pt"/>
    </style:style>
    <style:style style:name="P10" style:family="paragraph" style:parent-style-name="Standard" style:list-style-name="L5">
      <style:text-properties style:font-name="Liberation Serif" fo:font-size="12pt" officeooo:rsid="001315a3" officeooo:paragraph-rsid="000ab9ba" fo:background-color="transparent" style:font-size-asian="10.5pt" style:font-size-complex="12pt"/>
    </style:style>
    <style:style style:name="P11" style:family="paragraph" style:parent-style-name="Standard" style:list-style-name="L6">
      <style:text-properties style:font-name="Liberation Serif" fo:font-size="12pt" officeooo:rsid="001315a3" officeooo:paragraph-rsid="000ab9ba" fo:background-color="transparent" style:font-size-asian="10.5pt" style:font-size-complex="12pt"/>
    </style:style>
    <style:style style:name="P12" style:family="paragraph" style:parent-style-name="Standard">
      <style:text-properties style:font-name="Liberation Serif" fo:font-size="12pt" officeooo:rsid="001315a3" officeooo:paragraph-rsid="000ab9ba" fo:background-color="transparent" style:font-size-asian="10.5pt" style:font-size-complex="12pt"/>
    </style:style>
    <style:style style:name="P13" style:family="paragraph" style:parent-style-name="Standard">
      <style:text-properties style:font-name="Liberation Serif" fo:font-size="12pt" officeooo:rsid="0005fd5e" officeooo:paragraph-rsid="000ab9ba" fo:background-color="transparent" style:font-size-asian="10.5pt" style:font-size-complex="12pt"/>
    </style:style>
    <style:style style:name="P14" style:family="paragraph" style:parent-style-name="Standard">
      <style:text-properties style:font-name="Liberation Serif" fo:font-size="12pt" officeooo:rsid="001329f4" officeooo:paragraph-rsid="000ab9ba" fo:background-color="transparent" style:font-size-asian="10.5pt" style:font-size-complex="12pt"/>
    </style:style>
    <style:style style:name="P15" style:family="paragraph" style:parent-style-name="Standard" style:list-style-name="L7">
      <style:text-properties style:font-name="Liberation Serif" fo:font-size="12pt" officeooo:rsid="00142c54" officeooo:paragraph-rsid="000ab9ba" fo:background-color="transparent" style:font-size-asian="10.5pt" style:font-size-complex="12pt"/>
    </style:style>
    <style:style style:name="P16" style:family="paragraph" style:parent-style-name="Standard">
      <style:text-properties style:font-name="Liberation Serif" fo:font-size="12pt" officeooo:rsid="00142c54" officeooo:paragraph-rsid="000ab9ba" fo:background-color="transparent" style:font-size-asian="10.5pt" style:font-size-complex="12pt"/>
    </style:style>
    <style:style style:name="P17" style:family="paragraph" style:parent-style-name="Standard">
      <style:text-properties style:font-name="Liberation Serif" fo:font-size="12pt" officeooo:rsid="001505f2" officeooo:paragraph-rsid="000ab9ba" fo:background-color="transparent" style:font-size-asian="10.5pt" style:font-size-complex="12pt"/>
    </style:style>
    <style:style style:name="P18" style:family="paragraph" style:parent-style-name="Standard" style:list-style-name="L7">
      <style:text-properties fo:color="#00a933" loext:opacity="100%" style:font-name="Liberation Serif" fo:font-size="12pt" officeooo:rsid="00142c54" officeooo:paragraph-rsid="000ab9ba" fo:background-color="transparent" style:font-size-asian="10.5pt" style:font-size-complex="12pt"/>
    </style:style>
    <style:style style:name="P19" style:family="paragraph" style:parent-style-name="Standard">
      <style:text-properties officeooo:paragraph-rsid="000ab9ba"/>
    </style:style>
    <style:style style:name="T1" style:family="text">
      <style:text-properties fo:color="#808080" loext:opacity="100%"/>
    </style:style>
    <style:style style:name="T2" style:family="text">
      <style:text-properties fo:color="#569cd6" loext:opacity="100%"/>
    </style:style>
    <style:style style:name="T3" style:family="text">
      <style:text-properties officeooo:rsid="001315a3"/>
    </style:style>
    <style:style style:name="T4" style:family="text">
      <style:text-properties officeooo:rsid="00142c54"/>
    </style:style>
    <style:style style:name="T5" style:family="text">
      <style:text-properties fo:color="#9cdcfe" loext:opacity="100%"/>
    </style:style>
    <style:style style:name="T6" style:family="text">
      <style:text-properties fo:color="#ce9178" loext:opacity="100%"/>
    </style:style>
    <style:style style:name="T7" style:family="text">
      <style:text-properties style:font-name="Liberation Serif" fo:font-size="12pt" officeooo:rsid="00142c54" fo:background-color="transparent" loext:char-shading-value="0" style:font-size-asian="10.5pt" style:font-size-complex="12pt"/>
    </style:style>
    <style:style style:name="T8" style:family="text">
      <style:text-properties style:font-name="FreeMono" fo:font-size="10.5pt" officeooo:rsid="00142c54" fo:background-color="transparent" loext:char-shading-value="0" style:font-size-asian="10.5pt" style:font-size-complex="10.5pt"/>
    </style:style>
    <style:style style:name="T9" style:family="text">
      <style:text-properties style:use-window-font-color="true" loext:opacity="0%" style:font-name="FreeMono" fo:font-size="10.5pt" fo:font-weight="normal" fo:background-color="#1f1f1f" loext:char-shading-value="0"/>
    </style:style>
    <style:style style:name="T10" style:family="text">
      <style:text-properties style:use-window-font-color="true" loext:opacity="0%" style:font-name="FreeMono" fo:font-size="10.5pt" fo:font-weight="normal" officeooo:rsid="00142c54" fo:background-color="#1f1f1f" loext:char-shading-value="0"/>
    </style:style>
    <style:style style:name="T11" style:family="text">
      <style:text-properties style:use-window-font-color="true" loext:opacity="0%" style:font-name="FreeMono" fo:font-size="10.5pt" fo:font-weight="normal" officeooo:rsid="00142c54" fo:background-color="#1f1f1f" loext:char-shading-value="0" style:font-weight-asian="normal" style:font-weight-complex="normal"/>
    </style:style>
    <style:style style:name="T12" style:family="text">
      <style:text-properties style:use-window-font-color="true" loext:opacity="0%" style:font-name="Liberation Serif" fo:font-size="10.5pt" fo:font-weight="normal" fo:background-color="#1f1f1f" loext:char-shading-value="0"/>
    </style:style>
    <style:style style:name="T13" style:family="text">
      <style:text-properties style:use-window-font-color="true" loext:opacity="0%" style:font-name="Liberation Serif" fo:font-size="10.5pt" fo:font-weight="normal" officeooo:rsid="00142c54" fo:background-color="#1f1f1f" loext:char-shading-value="0"/>
    </style:style>
    <style:style style:name="T14" style:family="text">
      <style:text-properties style:use-window-font-color="true" loext:opacity="0%" style:font-name="Liberation Serif" fo:font-size="10.5pt" fo:font-weight="normal" officeooo:rsid="00142c54" fo:background-color="#1f1f1f" loext:char-shading-value="0" style:font-weight-asian="normal" style:font-weight-complex="normal"/>
    </style:style>
    <style:style style:name="T15" style:family="text">
      <style:text-properties fo:color="#ffffff" loext:opacity="100%"/>
    </style:style>
    <style:style style:name="T16" style:family="text">
      <style:text-properties fo:color="#ffffff" loext:opacity="100%" officeooo:rsid="001505f2"/>
    </style:style>
    <style:style style:name="T17" style:family="text">
      <style:text-properties officeooo:rsid="001505f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Links and Joints</text:p>
      <text:p text:style-name="P8">links are the robot’s components and joints are the relations between the components.</text:p>
      <text:p text:style-name="P8"/>
      <text:p text:style-name="P8">To describe a link, you must <text:span text:style-name="T3">describe: </text:span></text:p>
      <text:p text:style-name="P12">1- visual</text:p>
      <text:list xml:id="list3265751774" text:style-name="L1">
        <text:list-item>
          <text:p text:style-name="P9">origin</text:p>
        </text:list-item>
        <text:list-item>
          <text:p text:style-name="P9">geometry</text:p>
        </text:list-item>
      </text:list>
      <text:p text:style-name="P12"><text:tab/>box, cylinder, sphere… etc.</text:p>
      <text:list xml:id="list183303790957241" text:continue-numbering="true" text:style-name="L1">
        <text:list-item>
          <text:p text:style-name="P9">material</text:p>
        </text:list-item>
      </text:list>
      <text:p text:style-name="P12"><text:tab/>color…etc.</text:p>
      <text:p text:style-name="P12">2- collision</text:p>
      <text:list xml:id="list2530491335" text:style-name="L5">
        <text:list-item>
          <text:p text:style-name="P10">origin</text:p>
        </text:list-item>
        <text:list-item>
          <text:p text:style-name="P10">geometry</text:p>
        </text:list-item>
      </text:list>
      <text:p text:style-name="P12">3- inertial</text:p>
      <text:list xml:id="list3088169245" text:style-name="L6">
        <text:list-item>
          <text:p text:style-name="P11">origin <text:span text:style-name="T4">(of the center of mass)</text:span></text:p>
        </text:list-item>
        <text:list-item>
          <text:p text:style-name="P11">mass</text:p>
        </text:list-item>
        <text:list-item>
          <text:p text:style-name="P11">inertia</text:p>
        </text:list-item>
      </text:list>
      <text:p text:style-name="P12"><text:tab/>different objects have different inertias</text:p>
      <text:p text:style-name="P12">ex:</text:p>
      <text:p text:style-name="P5"><text:span text:style-name="T1">&lt;</text:span><text:span text:style-name="T2">link</text:span> <text:span text:style-name="T5">name</text:span>=<text:span text:style-name="T6">"base_link"</text:span><text:span text:style-name="T1">&gt;</text:span></text:p>
      <text:p text:style-name="P6"><text:span text:style-name="T1"><text:tab/>&lt;</text:span><text:span text:style-name="T2">visual</text:span><text:span text:style-name="T1">&gt;</text:span></text:p>
      <text:p text:style-name="P6"><text:span text:style-name="T1"><text:tab/><text:tab/>&lt;</text:span><text:span text:style-name="T2">origin</text:span> <text:span text:style-name="T5">xyz</text:span>=<text:span text:style-name="T6">"0 0 0.05"</text:span> <text:span text:style-name="T5">rpy</text:span>=<text:span text:style-name="T6">"0 0 0"</text:span><text:span text:style-name="T1">/&gt;</text:span></text:p>
      <text:p text:style-name="P6"><text:span text:style-name="T1"><text:tab/><text:tab/>&lt;</text:span><text:span text:style-name="T2">geometry</text:span><text:span text:style-name="T1">&gt;</text:span></text:p>
      <text:p text:style-name="P6"><text:span text:style-name="T1"><text:tab/><text:tab/><text:tab/>&lt;</text:span><text:span text:style-name="T2">box</text:span> <text:span text:style-name="T5">size</text:span>=<text:span text:style-name="T6">"2.5 1.5 0.1"</text:span> <text:span text:style-name="T1">/&gt;</text:span></text:p>
      <text:p text:style-name="P6"><text:span text:style-name="T1"><text:tab/><text:tab/>&lt;/</text:span><text:span text:style-name="T2">geometry</text:span><text:span text:style-name="T1">&gt;</text:span></text:p>
      <text:p text:style-name="P6"><text:span text:style-name="T1"><text:tab/><text:tab/>&lt;</text:span><text:span text:style-name="T2">material</text:span> <text:span text:style-name="T5">name</text:span>=<text:span text:style-name="T6">"green"</text:span><text:span text:style-name="T1">&gt;</text:span></text:p>
      <text:p text:style-name="P6"><text:span text:style-name="T1"><text:tab/><text:tab/><text:tab/>&lt;</text:span><text:span text:style-name="T2">color</text:span> <text:span text:style-name="T5">rgba</text:span>=<text:span text:style-name="T6">"0.2 1 0.2 1"</text:span><text:span text:style-name="T1">/&gt;</text:span></text:p>
      <text:p text:style-name="P6"><text:span text:style-name="T1"><text:tab/><text:tab/>&lt;/</text:span><text:span text:style-name="T2">material</text:span><text:span text:style-name="T1">&gt;</text:span> </text:p>
      <text:p text:style-name="P6"><text:span text:style-name="T1"><text:tab/>&lt;/</text:span><text:span text:style-name="T2">visual</text:span><text:span text:style-name="T1">&gt;</text:span></text:p>
      <text:p text:style-name="P6"><text:span text:style-name="T1"><text:tab/>&lt;</text:span><text:span text:style-name="T2">collision</text:span><text:span text:style-name="T1">&gt;</text:span></text:p>
      <text:p text:style-name="P6"><text:span text:style-name="T1"><text:tab/><text:tab/>&lt;</text:span><text:span text:style-name="T2">origin</text:span> <text:span text:style-name="T5">xyz</text:span>=<text:span text:style-name="T6">"0 0 0.05"</text:span> <text:span text:style-name="T5">rpy</text:span>=<text:span text:style-name="T6">"0 0 0"</text:span><text:span text:style-name="T1">/&gt;</text:span></text:p>
      <text:p text:style-name="P6"><text:span text:style-name="T1"><text:tab/><text:tab/>&lt;</text:span><text:span text:style-name="T2">geometry</text:span><text:span text:style-name="T1">&gt;</text:span></text:p>
      <text:p text:style-name="P6"><text:span text:style-name="T1"><text:tab/><text:tab/><text:tab/>&lt;</text:span><text:span text:style-name="T2">box</text:span> <text:span text:style-name="T5">size</text:span>=<text:span text:style-name="T6">"2.5 1.5 0.1"</text:span><text:span text:style-name="T1">/&gt;</text:span></text:p>
      <text:p text:style-name="P6"><text:span text:style-name="T1"><text:tab/><text:tab/>&lt;/</text:span><text:span text:style-name="T2">geometry</text:span><text:span text:style-name="T1">&gt;</text:span></text:p>
      <text:p text:style-name="P6"><text:span text:style-name="T1"><text:tab/>&lt;/</text:span><text:span text:style-name="T2">collision</text:span><text:span text:style-name="T1">&gt;</text:span></text:p>
      <text:p text:style-name="P6"><text:span text:style-name="T1"><text:tab/>&lt;</text:span><text:span text:style-name="T2">inertial</text:span><text:span text:style-name="T1">&gt;</text:span></text:p>
      <text:p text:style-name="P6"><text:span text:style-name="T1"><text:tab/><text:tab/>&lt;</text:span><text:span text:style-name="T2">origin</text:span> <text:span text:style-name="T5">xyz</text:span>=<text:span text:style-name="T6">"0 0 0.05"</text:span> <text:span text:style-name="T5">rpy</text:span>=<text:span text:style-name="T6">"0 0 0"</text:span><text:span text:style-name="T1">/&gt;</text:span></text:p>
      <text:p text:style-name="P6"><text:span text:style-name="T1"><text:tab/><text:tab/>&lt;</text:span><text:span text:style-name="T2">mass</text:span> <text:span text:style-name="T5">value</text:span>=<text:span text:style-name="T6">"12"</text:span><text:span text:style-name="T1">/&gt;</text:span></text:p>
      <text:p text:style-name="P6"><text:span text:style-name="T1"><text:tab/><text:tab/>&lt;</text:span><text:span text:style-name="T2">inertia</text:span> <text:span text:style-name="T5">ixx</text:span>=<text:span text:style-name="T6">"2.26"</text:span> <text:span text:style-name="T5">iyy</text:span>=<text:span text:style-name="T6">"6.26"</text:span> <text:span text:style-name="T5">izz</text:span>=<text:span text:style-name="T6">"8.5"</text:span> <text:span text:style-name="T5">ixy</text:span>=<text:span text:style-name="T6">"0"</text:span> <text:span text:style-name="T5">ixz</text:span>=<text:span text:style-name="T6">"0"</text:span> <text:span text:style-name="T5">iyz</text:span>=<text:span text:style-name="T6">"0"</text:span><text:span text:style-name="T1">/&gt;</text:span></text:p>
      <text:p text:style-name="P6"><text:span text:style-name="T1"><text:tab/>&lt;/</text:span><text:span text:style-name="T2">inertial</text:span><text:span text:style-name="T1">&gt;</text:span></text:p>
      <text:p text:style-name="P6"><text:span text:style-name="T1">&lt;/</text:span><text:span text:style-name="T2">link</text:span><text:span text:style-name="T1">&gt;</text:span></text:p>
      <text:p text:style-name="P13"/>
      <text:p text:style-name="P14">Joint:</text:p>
      <text:list xml:id="list1283842671" text:style-name="L7">
        <text:list-item>
          <text:p text:style-name="P15">type </text:p>
        </text:list-item>
      </text:list>
      <text:p text:style-name="P19"><text:span text:style-name="T7"><text:tab/>joint types: </text:span><text:span text:style-name="T8">fixed</text:span><text:span text:style-name="T7">, </text:span><text:span text:style-name="T9">prismatic</text:span><text:span text:style-name="T12"> </text:span><text:span text:style-name="T13">(linear), </text:span><text:span text:style-name="T10">revolute</text:span><text:span text:style-name="T13"> (rotational), </text:span><text:span text:style-name="Strong_20_Emphasis"><text:span text:style-name="T11">Continuous</text:span></text:span><text:span text:style-name="Strong_20_Emphasis"><text:span text:style-name="T14"> (continuous rotation)</text:span></text:span></text:p>
      <text:list xml:id="list183304728928400" text:continue-numbering="true" text:style-name="L7">
        <text:list-item>
          <text:p text:style-name="P15">origin</text:p>
        </text:list-item>
        <text:list-item>
          <text:p text:style-name="P15">parent link (only one)</text:p>
        </text:list-item>
        <text:list-item>
          <text:p text:style-name="P15">child link (can be more than one)</text:p>
        </text:list-item>
        <text:list-item>
          <text:p text:style-name="P18">axis</text:p>
        </text:list-item>
        <text:list-item>
          <text:p text:style-name="P18">limit</text:p>
        </text:list-item>
      </text:list>
      <text:p text:style-name="P16"><text:soft-page-break/>last two if the joint is moving</text:p>
      <text:p text:style-name="P16">ex:</text:p>
      <text:p text:style-name="P2"><text:span text:style-name="T1">&lt;</text:span><text:span text:style-name="T2">joint</text:span> <text:span text:style-name="T5">name</text:span>=<text:span text:style-name="T6">"arm_joint"</text:span> <text:span text:style-name="T5">type</text:span>=<text:span text:style-name="T6">"revolute"</text:span><text:span text:style-name="T1">&gt;</text:span></text:p>
      <text:p text:style-name="P1"><text:span text:style-name="T1"><text:tab/>&lt;</text:span><text:span text:style-name="T2">origin</text:span> <text:span text:style-name="T5">xyz</text:span>=<text:span text:style-name="T6">"0.25 0 0.15"</text:span> <text:span text:style-name="T5">rpy</text:span>=<text:span text:style-name="T6">"0 0 0"</text:span><text:span text:style-name="T1">/&gt;</text:span></text:p>
      <text:p text:style-name="P1"><text:span text:style-name="T1"><text:tab/>&lt;</text:span><text:span text:style-name="T2">parent</text:span> <text:span text:style-name="T5">link</text:span>=<text:span text:style-name="T6">"slider_link"</text:span><text:span text:style-name="T1">/&gt;</text:span></text:p>
      <text:p text:style-name="P1"><text:span text:style-name="T1"><text:tab/>&lt;</text:span><text:span text:style-name="T2">child</text:span> <text:span text:style-name="T5">link</text:span>=<text:span text:style-name="T6">"arm_link"</text:span><text:span text:style-name="T1">/&gt;</text:span></text:p>
      <text:p text:style-name="P1"><text:span text:style-name="T1"><text:tab/>&lt;</text:span><text:span text:style-name="T2">axis</text:span> <text:span text:style-name="T5">xyz</text:span>=<text:span text:style-name="T6">"0 -1 0"</text:span><text:span text:style-name="T1">/&gt;</text:span></text:p>
      <text:p text:style-name="P1"><text:span text:style-name="T1"><text:tab/>&lt;</text:span><text:span text:style-name="T2">limit</text:span> <text:span text:style-name="T5">lower</text:span>=<text:span text:style-name="T6">"0"</text:span> <text:span text:style-name="T5">upper</text:span>=<text:span text:style-name="T6">"${pi}"</text:span> <text:span text:style-name="T5">velocity</text:span>=<text:span text:style-name="T6">"100"</text:span> <text:span text:style-name="T5">effort</text:span>=<text:span text:style-name="T6">"100"</text:span><text:span text:style-name="T1">/&gt;</text:span></text:p>
      <text:p text:style-name="P1"><text:span text:style-name="T1">&lt;/</text:span><text:span text:style-name="T2">joint</text:span><text:span text:style-name="T1">&gt;</text:span></text:p>
      <text:p text:style-name="P16"/>
      <text:p text:style-name="P16">To save a variable name:</text:p>
      <text:p text:style-name="P3"><text:span text:style-name="T1">&lt;</text:span><text:span text:style-name="T2">xacro:property</text:span> <text:span text:style-name="T5">name</text:span>=<text:span text:style-name="T15">[NAME]</text:span> <text:span text:style-name="T5">value</text:span>=<text:span text:style-name="T15">[VALUE]</text:span><text:span text:style-name="T1">&gt;</text:span></text:p>
      <text:p text:style-name="P16"/>
      <text:p text:style-name="P16">To include a <text:span text:style-name="T17">xacro file:</text:span></text:p>
      <text:p text:style-name="P3"><text:span text:style-name="T1">&lt;</text:span><text:span text:style-name="T2">xacro:include</text:span> <text:span text:style-name="T5">filename</text:span>=<text:span text:style-name="T16">[PATH_TO_FILE]</text:span><text:span text:style-name="T1">/&gt;</text:span></text:p>
      <text:p text:style-name="P17"/>
      <text:p text:style-name="P17">To specify a material name in the include file: </text:p>
      <text:p text:style-name="P2"><text:span text:style-name="T1">&lt;</text:span><text:span text:style-name="T2">material</text:span> <text:span text:style-name="T5">name</text:span>=<text:span text:style-name="T6">"orange"</text:span><text:span text:style-name="T1">&gt;</text:span></text:p>
      <text:p text:style-name="P1"><text:span text:style-name="T1"><text:tab/>&lt;</text:span><text:span text:style-name="T2">color</text:span> <text:span text:style-name="T5">rgba</text:span>=<text:span text:style-name="T6">"1 0.3 0.1 1"</text:span><text:span text:style-name="T1">/&gt;</text:span></text:p>
      <text:p text:style-name="P1"><text:span text:style-name="T1">&lt;/</text:span><text:span text:style-name="T2">material</text:span><text:span text:style-name="T1">&gt;</text:span></text:p>
      <text:p text:style-name="P14"/>
      <text:p text:style-name="P14"/>
      <text:p text:style-name="P14"/>
      <text:p text:style-name="P14"/>
      <text:p text:style-name="P17">macro: a piece of cade that is directly pasted to where it’s called elsewhere (it’s like functions in programming languages)</text:p>
      <text:p text:style-name="P17">To include a macro to the include file (ex):</text:p>
      <text:p text:style-name="P4"><text:span text:style-name="T1">&lt;</text:span><text:span text:style-name="T2">xacro:macro</text:span> <text:span text:style-name="T5">name</text:span>=<text:span text:style-name="T6">"inertial_cylinder"</text:span> <text:span text:style-name="T5">params</text:span>=<text:span text:style-name="T6">"mass length radius *origin"</text:span><text:span text:style-name="T1">&gt;</text:span></text:p>
      <text:p text:style-name="P1"><text:span text:style-name="T1"><text:tab/>&lt;</text:span><text:span text:style-name="T2">inertial</text:span><text:span text:style-name="T1">&gt;</text:span></text:p>
      <text:p text:style-name="P1"><text:span text:style-name="T1"><text:tab/><text:tab/>&lt;</text:span><text:span text:style-name="T2">xacro:insert_block</text:span> <text:span text:style-name="T5">name</text:span>=<text:span text:style-name="T6">"origin"</text:span><text:span text:style-name="T1">/&gt;</text:span></text:p>
      <text:p text:style-name="P1"><text:span text:style-name="T1"><text:tab/><text:tab/>&lt;</text:span><text:span text:style-name="T2">mass</text:span> <text:span text:style-name="T5">value</text:span>=<text:span text:style-name="T6">"${mass}"</text:span> <text:span text:style-name="T1">/&gt;</text:span></text:p>
      <text:p text:style-name="P1"><text:span text:style-name="T1"><text:tab/><text:tab/>&lt;</text:span><text:span text:style-name="T2">inertia</text:span> <text:span text:style-name="T5">ixx</text:span>=<text:span text:style-name="T6">"${(1/12) * mass * (3*radius*radius + length*length)}"</text:span> <text:tab/><text:tab/><text:tab/><text:tab/><text:span text:style-name="T5">ixy</text:span>=<text:span text:style-name="T6">"0.0"</text:span> <text:span text:style-name="T5">ixz</text:span>=<text:span text:style-name="T6">"0.0"</text:span></text:p>
      <text:p text:style-name="P1"><text:span text:style-name="T5"><text:tab/><text:tab/><text:tab/>iyy</text:span>=<text:span text:style-name="T6">"${(1/12) * mass * (3*radius*radius + length*length)}"</text:span> <text:span text:style-name="T5">iyz</text:span>=<text:span text:style-name="T6">"0.0"</text:span></text:p>
      <text:p text:style-name="P1"><text:span text:style-name="T5"><text:tab/><text:tab/><text:tab/>izz</text:span>=<text:span text:style-name="T6">"${(1/2) * mass * (radius*radius)}"</text:span> <text:span text:style-name="T1">/&gt;</text:span></text:p>
      <text:p text:style-name="P1"><text:span text:style-name="T1"><text:tab/><text:tab/>&lt;/</text:span><text:span text:style-name="T2">inertial</text:span><text:span text:style-name="T1">&gt;</text:span></text:p>
      <text:p text:style-name="P1"><text:span text:style-name="T1">&lt;/</text:span><text:span text:style-name="T2">xacro:macro</text:span><text:span text:style-name="T1">&gt;</text:span></text:p>
      <text:p text:style-name="P17">The parameters takes place in the first line. The “*origin” is for big parameters</text:p>
      <text:p text:style-name="P17"/>
      <text:p text:style-name="P17">How to call the macro elsewhere:</text:p>
      <text:p text:style-name="P4"><text:span text:style-name="T1">&lt;</text:span><text:span text:style-name="T2">xacro:inertial_box</text:span> <text:span text:style-name="T5">mass</text:span>=<text:span text:style-name="T6">"0.1"</text:span> <text:span text:style-name="T5">x</text:span>=<text:span text:style-name="T6">"0.12"</text:span> <text:span text:style-name="T5">y</text:span>=<text:span text:style-name="T6">"0.15"</text:span> <text:span text:style-name="T5">z</text:span>=<text:span text:style-name="T6">"0.15"</text:span><text:span text:style-name="T1">&gt;</text:span></text:p>
      <text:p text:style-name="P1"><text:span text:style-name="T1"><text:tab/>&lt;</text:span><text:span text:style-name="T2">origin</text:span> <text:span text:style-name="T5">xyz</text:span>=<text:span text:style-name="T6">"0 0 0"</text:span> <text:span text:style-name="T5">rpy</text:span>=<text:span text:style-name="T6">"0 0 0"</text:span><text:span text:style-name="T1">/&gt;</text:span></text:p>
      <text:p text:style-name="P1"><text:span text:style-name="T1">&lt;/</text:span><text:span text:style-name="T2">xacro:inertial_box</text:span><text:span text:style-name="T1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FreeMono" svg:font-family="FreeMono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8:31:28.997436605</meta:creation-date>
    <meta:generator>LibreOffice/7.3.7.2$Linux_X86_64 LibreOffice_project/30$Build-2</meta:generator>
    <dc:date>2024-04-22T18:33:02.990418808</dc:date>
    <meta:editing-duration>PT1M33S</meta:editing-duration>
    <meta:editing-cycles>3</meta:editing-cycles>
    <meta:document-statistic meta:table-count="0" meta:image-count="0" meta:object-count="0" meta:page-count="2" meta:paragraph-count="81" meta:word-count="317" meta:character-count="2276" meta:non-whitespace-character-count="1983"/>
  </office:meta>
</office:document-meta>
</file>